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ypeReferenceTest12.getType( Typ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ReferenceTest12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ReferenceTest12.test_s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